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1" fo:font-size="18pt" fo:language="en" fo:country="GB" style:text-underline-style="solid" style:text-underline-width="auto" style:text-underline-color="font-color" officeooo:rsid="0005db6c" officeooo:paragraph-rsid="0005db6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3465a4" style:font-name="Arial1" fo:font-size="18pt" fo:language="en" fo:country="GB" style:text-underline-style="solid" style:text-underline-width="auto" style:text-underline-color="font-color" officeooo:rsid="0005db6c" officeooo:paragraph-rsid="0005db6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3465a4" style:font-name="Arial1" fo:font-size="18pt" fo:language="en" fo:country="GB" style:text-underline-style="none" officeooo:rsid="0005db6c" officeooo:paragraph-rsid="0005db6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168253" style:font-name="Arial1" fo:font-size="18pt" fo:language="en" fo:country="GB" style:text-underline-style="none" officeooo:rsid="0005db6c" officeooo:paragraph-rsid="0005db6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168253" style:font-name="Arial1" fo:font-size="18pt" fo:language="en" fo:country="GB" style:text-underline-style="none" officeooo:rsid="0008d636" officeooo:paragraph-rsid="0008d63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168253" style:font-name="Arial1" fo:font-size="18pt" fo:language="en" fo:country="GB" style:text-underline-style="none" officeooo:rsid="000a6f59" officeooo:paragraph-rsid="000a6f59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3465a4"/>
    </style:style>
    <style:style style:name="T3" style:family="text">
      <style:text-properties fo:color="#3465a4" loext:padding="0.049cm" loext:border-left="none" loext:border-right="none" loext:border-top="none" loext:border-bottom="0.26pt solid #168253"/>
    </style:style>
    <style:style style:name="T4" style:family="text">
      <style:text-properties fo:color="#c9211e"/>
    </style:style>
    <style:style style:name="T5" style:family="text">
      <style:text-properties fo:color="#c9211e" loext:padding="0.049cm" loext:border-left="none" loext:border-right="none" loext:border-top="none" loext:border-bottom="0.26pt solid #168253"/>
    </style:style>
    <style:style style:name="T6" style:family="text">
      <style:text-properties fo:color="#111111"/>
    </style:style>
    <style:style style:name="T7" style:family="text">
      <style:text-properties fo:color="#168253"/>
    </style:style>
    <style:style style:name="T8" style:family="text">
      <style:text-properties officeooo:rsid="0007ad6d"/>
    </style:style>
    <style:style style:name="gr1" style:family="graphic">
      <style:graphic-properties draw:fill="none" draw:textarea-vertical-align="middle" draw:auto-grow-height="false" fo:min-height="0.016cm" fo:min-width="0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vertical-align="middle" draw:auto-grow-height="false" fo:min-height="1.318cm" fo:min-width="0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vertical-align="middle" draw:auto-grow-height="false" fo:min-height="1.677cm" fo:min-width="0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vertical-align="middle" draw:auto-grow-height="false" fo:min-height="1.552cm" fo:min-width="0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1.475cm" fo:min-width="0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vertical-align="middle" draw:auto-grow-height="false" fo:min-height="1.411cm" fo:min-width="0.1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vertical-align="middle" draw:auto-grow-height="false" fo:min-height="2.178cm" fo:min-width="0.1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day, 23<text:span text:style-name="T1">rd</text:span> November</text:p>
      <text:p text:style-name="P2"/>
      <text:p text:style-name="P1">The legend of the giants causeway</text:p>
      <text:p text:style-name="P1"><draw:custom-shape text:anchor-type="paragraph" draw:z-index="0" draw:name="Forme1" draw:style-name="gr8" draw:text-style-name="P7" svg:width="0.297cm" svg:height="2.299cm" svg:x="4.974cm" svg:y="0.63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3">Once upon a time <text:s text:c="3"/></text:p>
      <text:p text:style-name="P3">a long time <text:s text:c="13"/>Finn Mc cool, an Irish giant, start<text:span text:style-name="T4">ed </text:span>an</text:p>
      <text:p text:style-name="P3">one day</text:p>
      <text:p text:style-name="P3"><text:span text:style-name="T7">argument</text:span><text:span text:style-name="T6"> </text:span>with the Scottish giant Benandonner, his <text:span text:style-name="T7">enemy</text:span> and <text:span text:style-name="T7">neighbour.</text:span></text:p>
      <text:p text:style-name="P3"><draw:line text:anchor-type="paragraph" draw:z-index="1" draw:name="Forme2" draw:style-name="gr7" draw:text-style-name="P8" svg:x1="1.748cm" svg:y1="0.122cm" svg:x2="1.748cm" svg:y2="1.99cm"><text:p/></draw:line><text:span text:style-name="T4"><text:s text:c="10"/>built</text:span></text:p>
      <text:p text:style-name="P3"><text:span text:style-name="T7">So </text:span>h<text:span text:style-name="T8">e </text:span><text:span text:style-name="T4">made </text:span>a passage<text:span text:style-name="T4"> </text:span><text:span text:style-name="T7">across</text:span><text:span text:style-name="T4"> </text:span>the sea</text:p>
      <text:p text:style-name="P3"><draw:custom-shape text:anchor-type="paragraph" draw:z-index="3" draw:name="Forme4" draw:style-name="gr5" draw:text-style-name="P7" svg:width="0.546cm" svg:height="1.557cm" svg:x="3.916cm" svg:y="0.727cm"><text:p/><draw:enhanced-geometry svg:viewBox="0 0 21600 21600" draw:glue-points="0 0 0 21600 21600 10800" draw:text-areas="0 ?f9 7800 ?f10" draw:type="right-brace" draw:modifiers="1800 10322.98980747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4" draw:name="Forme5" draw:style-name="gr4" draw:text-style-name="P7" svg:width="0.382cm" svg:height="1.638cm" svg:x="-0.286cm" svg:y="0.62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10"/>creat<text:span text:style-name="T4">ed</text:span></text:p>
      <text:p text:style-name="P3"><draw:custom-shape text:anchor-type="paragraph" draw:z-index="2" draw:name="Forme3" draw:style-name="gr6" draw:text-style-name="P7" svg:width="0.315cm" svg:height="1.489cm" svg:x="2.708cm" svg:y="0.0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7">in order to</text:span> join northern Ireland and Scotland.</text:p>
      <text:p text:style-name="P4">so as to <text:s text:c="4"/>link</text:p>
      <text:p text:style-name="P4"><draw:custom-shape text:anchor-type="paragraph" draw:z-index="5" draw:name="Forme6" draw:style-name="gr3" draw:text-style-name="P7" svg:width="0.299cm" svg:height="1.77cm" svg:x="4.163cm" svg:y="0.57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5">Suddenly <text:s text:c="9"/><text:span text:style-name="T2">Benandonner arriv</text:span><text:span text:style-name="T4">ed</text:span><text:span text:style-name="T2"> in Ireland noisily, and </text:span></text:p>
      <text:p text:style-name="P5">All of a sudden <text:span text:style-name="T3">scar</text:span><text:span text:style-name="T5">ed</text:span><text:span text:style-name="T2"> Mc cool </text:span><text:span text:style-name="T3">to death</text:span><text:span text:style-name="T2">.</text:span></text:p>
      <text:p text:style-name="P5"><text:span text:style-name="T2">Because he </text:span><text:span text:style-name="T4">was </text:span><text:span text:style-name="T2">big / </text:span>huge. </text:p>
      <text:p text:style-name="P6"><draw:custom-shape text:anchor-type="paragraph" draw:z-index="6" draw:name="Forme7" draw:style-name="gr2" draw:text-style-name="P7" svg:width="0.447cm" svg:height="1.389cm" svg:x="2.873cm" svg:y="0.07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As a result <text:span text:style-name="T2">Finn </text:span><text:span text:style-name="T4">ran</text:span><text:span text:style-name="T2"> back home to join his wife, Ooragh.</text:span></text:p>
      <text:p text:style-name="P6"><draw:custom-shape text:anchor-type="paragraph" draw:z-index="7" draw:name="Forme8" draw:style-name="gr1" draw:text-style-name="P7" svg:width="0.084cm" svg:height="0.017cm" svg:x="6.048cm" svg:y="0.97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That’s why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3T14:04:50.895000000</meta:creation-date>
    <dc:date>2020-11-23T14:31:20.913000000</dc:date>
    <meta:editing-duration>PT14M36S</meta:editing-duration>
    <meta:editing-cycles>3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6" meta:word-count="94" meta:character-count="542" meta:non-whitespace-character-count="412"/>
  </office:meta>
</office:document-meta>
</file>